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6bc2" officeooo:paragraph-rsid="00096bc2"/>
    </style:style>
    <style:style style:name="P2" style:family="paragraph" style:parent-style-name="Standard">
      <style:text-properties officeooo:rsid="00096bc2" officeooo:paragraph-rsid="0013ba6d"/>
    </style:style>
    <style:style style:name="P3" style:family="paragraph" style:parent-style-name="Standard">
      <style:text-properties officeooo:rsid="0013ba6d" officeooo:paragraph-rsid="0013ba6d"/>
    </style:style>
    <style:style style:name="P4" style:family="paragraph" style:parent-style-name="Standard">
      <style:text-properties officeooo:rsid="0014e7fc" officeooo:paragraph-rsid="0014e7fc"/>
    </style:style>
    <style:style style:name="T1" style:family="text">
      <style:text-properties officeooo:rsid="000f61aa"/>
    </style:style>
    <style:style style:name="T2" style:family="text">
      <style:text-properties officeooo:rsid="0013ba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e de Tarea <text:span text:style-name="T2">4</text:span>.<text:tab/><text:tab/><text:tab/><text:tab/><text:tab/><text:tab/><text:tab/>Diego Aarón Moreno Galván</text:p>
      <text:p text:style-name="P1">Programación avanzada.</text:p>
      <text:p text:style-name="P1"/>
      <text:p text:style-name="P1"/>
      <text:p text:style-name="P1"/>
      <text:p text:style-name="P2">En esta tarea <text:span text:style-name="T1">se utilizó la structura del segment tree con propagación lazy. Primero se notaron las siguientes condiciones: </text:span></text:p>
      <text:p text:style-name="P2"><text:span text:style-name="T1">- Si el lazy contiene cualquier caso y ahora lo cambiaremos a todos unos (o ceros), no va a importar lo que haya antes pendiente, así que el lazy solo guardamos la última actualización requerida.</text:span></text:p>
      <text:p text:style-name="P2">- <text:span text:style-name="T2">Si vamos a cambiar el lazy al inverso, y actualmente tenemos en el lazy una operación pendiente de cambiar todos a unos, entonces esto equivaldrá a poner a todos a ceros, por lo que en el lazy solo importara si guardamos el poner todos a ceros. Similarmente si tenemos la operación pendiente de cambiar todos a ceros.</text:span></text:p>
      <text:p text:style-name="P2">- <text:span text:style-name="T2">Si tenemos la operación pendiente de inverso, y ahora queremos cambiar a inverso, equivale a no hacer nada, por lo que eliminamos las actualizaciones pendientes en este caso.</text:span></text:p>
      <text:p text:style-name="P3">Así el segment tree lazy, puede ser un vector también de enteros.</text:p>
      <text:p text:style-name="P4">Con lo anterior, solo se modificó la estructura dada en geeksforgeeks para modificar las operaciones dependiendo de la operación deseada.</text:p>
      <text:p text:style-name="P4"/>
      <text:p text:style-name="P4">Los problemas que surgieron es entender la recursión que se hacia en el código. También otro problema que me surgió es en la lectura, pues me daba resultado de 40 en el evaluador y era porque el scanf no leía bien los “enter” de la entrada. Lo cambie a que lo leyera y ya dio 90. Sin embargo no supe porque me sigue dando un caso mal y supongo que tiene algo que ver con la entrada y lectura de los datos pues da mal la respuesta y se tarda mucho el programa (2 segundos). Eso pasa cuando le algo mal y esta resolviendo algo que no 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0:30:28.623385621</meta:creation-date>
    <dc:date>2019-09-29T23:35:57.405688556</dc:date>
    <meta:editing-duration>PT24M34S</meta:editing-duration>
    <meta:editing-cycles>4</meta:editing-cycles>
    <meta:generator>LibreOffice/6.0.7.3$Linux_X86_64 LibreOffice_project/00m0$Build-3</meta:generator>
    <meta:document-statistic meta:table-count="0" meta:image-count="0" meta:object-count="0" meta:page-count="1" meta:paragraph-count="9" meta:word-count="291" meta:character-count="1624" meta:non-whitespace-character-count="1335"/>
  </office:meta>
</office:document-meta>
</file>